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text-properties style:font-name="Liberation Sans" fo:font-size="14pt" style:font-size-asian="14pt" style:font-size-complex="14pt"/>
    </style:style>
    <style:style style:name="P4" style:family="paragraph" style:parent-style-name="Standard_20__28_user_29_">
      <style:text-properties fo:color="#00b0f0" loext:opacity="100%" style:font-name="Liberation Sans" fo:font-size="14pt" style:font-size-asian="14pt" style:font-size-complex="14pt"/>
    </style:style>
    <style:style style:name="P5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9" style:family="paragraph" style:parent-style-name="Standard_20__28_user_29_" style:list-style-name="L1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10" style:family="paragraph" style:parent-style-name="Standard_20__28_user_29_" style:list-style-name="WWNum3"/>
    <style:style style:name="P11" style:family="paragraph" style:parent-style-name="Standard_20__28_user_29_" style:list-style-name="WWNum2"/>
    <style:style style:name="P12" style:family="paragraph" style:parent-style-name="Standard_20__28_user_29_" style:list-style-name="WWNum4"/>
    <style:style style:name="P13" style:family="paragraph" style:parent-style-name="Standard_20__28_user_29_" style:list-style-name="WWNum5"/>
    <style:style style:name="P14" style:family="paragraph" style:parent-style-name="Standard_20__28_user_29_" style:list-style-name="WWNum6"/>
    <style:style style:name="P15" style:family="paragraph" style:parent-style-name="Standard_20__28_user_29_" style:list-style-name="WWNum7"/>
    <style:style style:name="P16" style:family="paragraph" style:parent-style-name="Standard_20__28_user_29_" style:list-style-name="WWNum8"/>
    <style:style style:name="P17" style:family="paragraph" style:parent-style-name="Standard_20__28_user_29_" style:list-style-name="WWNum9"/>
    <style:style style:name="P18" style:family="paragraph" style:parent-style-name="Standard_20__28_user_29_" style:list-style-name="WWNum10"/>
    <style:style style:name="P19" style:family="paragraph" style:parent-style-name="Standard_20__28_user_29_" style:list-style-name="WWNum11"/>
    <style:style style:name="P20" style:family="paragraph" style:parent-style-name="Standard_20__28_user_29_" style:list-style-name="WWNum12"/>
    <style:style style:name="P21" style:family="paragraph" style:parent-style-name="Standard_20__28_user_29_" style:list-style-name="WWNum13"/>
    <style:style style:name="P22" style:family="paragraph" style:parent-style-name="Standard_20__28_user_29_" style:list-style-name="WWNum14"/>
    <style:style style:name="P23" style:family="paragraph" style:parent-style-name="Standard_20__28_user_29_" style:list-style-name="WWNum15"/>
    <style:style style:name="P24" style:family="paragraph" style:parent-style-name="Standard_20__28_user_29_" style:list-style-name="WWNum16"/>
    <style:style style:name="P25" style:family="paragraph" style:parent-style-name="Standard_20__28_user_29_" style:list-style-name="WWNum17"/>
    <style:style style:name="P26" style:family="paragraph" style:parent-style-name="Standard_20__28_user_29_" style:list-style-name="WWNum18"/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fo:color="#00b0f0" loext:opacity="100%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dd330"/>
    </style:style>
    <style:style style:name="T6" style:family="text">
      <style:text-properties fo:font-weight="normal" officeooo:rsid="000dd330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Moderno</text:p>
      <text:p text:style-name="P1"/>
      <text:p text:style-name="P2">25/06/2022</text:p>
      <text:p text:style-name="P2"/>
      <text:list xml:id="list3502165411" text:style-name="WWNum3">
        <text:list-item>
          <text:p text:style-name="P10"><text:span text:style-name="T4">001.</text:span><text:span text:style-name="T2"> Visão geral do curso</text:span></text:p>
        </text:list-item>
      </text:list>
      <text:p text:style-name="P3"/>
      <text:p text:style-name="P3"/>
      <text:p text:style-name="P2">26/06/2022</text:p>
      <text:p text:style-name="P2"/>
      <text:list xml:id="list380920907" text:style-name="WWNum2">
        <text:list-item>
          <text:p text:style-name="P11"><text:span text:style-name="T4">002.</text:span><text:span text:style-name="T2"> Repositório do curso</text:span></text:p>
        </text:list-item>
        <text:list-item>
          <text:p text:style-name="P11"><text:span text:style-name="T4">003.</text:span><text:span text:style-name="T2"> Boas práticas do suporte</text:span></text:p>
        </text:list-item>
      </text:list>
      <text:p text:style-name="P3"/>
      <text:p text:style-name="P3"/>
      <text:p text:style-name="P2">27/26/2022</text:p>
      <text:p text:style-name="P2"/>
      <text:list xml:id="list2069698200" text:style-name="WWNum4">
        <text:list-item>
          <text:p text:style-name="P12"><text:span text:style-name="T4">004.</text:span><text:span text:style-name="T2"> Importância dos fundamentos</text:span></text:p>
        </text:list-item>
      </text:list>
      <text:p text:style-name="P3"/>
      <text:p text:style-name="P2"/>
      <text:p text:style-name="P2">29/06/2022</text:p>
      <text:p text:style-name="P2"/>
      <text:list xml:id="list93834724694021" text:continue-numbering="true" text:style-name="WWNum4">
        <text:list-item>
          <text:p text:style-name="P12"><text:span text:style-name="T4">005.</text:span><text:span text:style-name="T2"> Porque aprender JS</text:span></text:p>
        </text:list-item>
        <text:list-item>
          <text:p text:style-name="P12"><text:span text:style-name="T4">006.</text:span><text:span text:style-name="T2"> Usando o terminal</text:span></text:p>
        </text:list-item>
        <text:list-item>
          <text:p text:style-name="P12"><text:span text:style-name="T4">007.</text:span><text:span text:style-name="T2"> Terminais</text:span></text:p>
        </text:list-item>
        <text:list-item>
          <text:p text:style-name="P12"><text:span text:style-name="T4">008.</text:span><text:span text:style-name="T2"> Aviso importante aos usuários de Windows</text:span></text:p>
        </text:list-item>
      </text:list>
      <text:p text:style-name="P3"/>
      <text:p text:style-name="P3"/>
      <text:p text:style-name="P2">30/06/2022</text:p>
      <text:p text:style-name="P2"/>
      <text:list xml:id="list3331323397" text:style-name="WWNum5">
        <text:list-item>
          <text:p text:style-name="P13"><text:span text:style-name="T4">009.</text:span><text:span text:style-name="T2"> Instalação node</text:span></text:p>
        </text:list-item>
        <text:list-item>
          <text:p text:style-name="P13"><text:span text:style-name="T4">010.</text:span><text:span text:style-name="T2"> Instalando node e VS code em Linux</text:span></text:p>
        </text:list-item>
        <text:list-item>
          <text:p text:style-name="P13"><text:span text:style-name="T4">011.</text:span><text:span text:style-name="T2"> Configuração do VS Code</text:span></text:p>
        </text:list-item>
        <text:list-item>
          <text:p text:style-name="P13"><text:span text:style-name="T4">012.</text:span><text:span text:style-name="T2"> Como abrir os terminais</text:span></text:p>
        </text:list-item>
      </text:list>
      <text:p text:style-name="P4"/>
      <text:p text:style-name="P4"/>
      <text:p text:style-name="P2">01/07/2022</text:p>
      <text:p text:style-name="P2"/>
      <text:list xml:id="list2310398603" text:style-name="WWNum6">
        <text:list-item>
          <text:p text:style-name="P14"><text:span text:style-name="T4">013.</text:span><text:span text:style-name="T1"> </text:span><text:span text:style-name="T2">Configuração do comando code</text:span></text:p>
        </text:list-item>
        <text:list-item>
          <text:p text:style-name="P14"><text:span text:style-name="T4">014.</text:span><text:span text:style-name="T2"> Instalação do VS Code Windows </text:span></text:p>
        </text:list-item>
        <text:list-item>
          <text:p text:style-name="P14"><text:span text:style-name="T4">015.</text:span><text:span text:style-name="T2"> Introdução do módulo</text:span></text:p>
        </text:list-item>
      </text:list>
      <text:p text:style-name="P4"/>
      <text:p text:style-name="P4"/>
      <text:p text:style-name="P2">02/07/2022</text:p>
      <text:p text:style-name="P2"/>
      <text:list xml:id="list2028409325" text:style-name="WWNum7">
        <text:list-item>
          <text:p text:style-name="P15"><text:span text:style-name="T4">016.</text:span><text:span text:style-name="T1"> </text:span><text:span text:style-name="T2">Conhecendo o VS Code</text:span></text:p>
        </text:list-item>
        <text:list-item>
          <text:p text:style-name="P15"><text:soft-page-break/><text:span text:style-name="T4">017.</text:span><text:span text:style-name="T2"> Sentença de código 1</text:span></text:p>
        </text:list-item>
      </text:list>
      <text:p text:style-name="P4"/>
      <text:p text:style-name="P4"/>
      <text:p text:style-name="P2">04/07/2022</text:p>
      <text:p text:style-name="P2"/>
      <text:list xml:id="list400280144" text:style-name="WWNum8">
        <text:list-item>
          <text:p text:style-name="P16"><text:span text:style-name="T4">018.</text:span><text:span text:style-name="T1"> </text:span><text:span text:style-name="T2">Sentença de código 2</text:span></text:p>
        </text:list-item>
        <text:list-item>
          <text:p text:style-name="P16"><text:span text:style-name="T4">019.</text:span><text:span text:style-name="T2"> Comentários de código</text:span></text:p>
        </text:list-item>
        <text:list-item>
          <text:p text:style-name="P16"><text:span text:style-name="T4">020.</text:span><text:span text:style-name="T2"> Blocos de código</text:span></text:p>
        </text:list-item>
        <text:list-item>
          <text:p text:style-name="P16"><text:span text:style-name="T4">021.</text:span><text:span text:style-name="T2"> Desafio sentença e bloco</text:span></text:p>
        </text:list-item>
        <text:list-item>
          <text:p text:style-name="P16"><text:span text:style-name="T4">022.</text:span><text:span text:style-name="T2"> Desafio resposta</text:span></text:p>
        </text:list-item>
      </text:list>
      <text:p text:style-name="P5"/>
      <text:p text:style-name="P5"/>
      <text:p text:style-name="P2">07/07/2022</text:p>
      <text:p text:style-name="P5"/>
      <text:list xml:id="list387620507" text:style-name="WWNum9">
        <text:list-item>
          <text:p text:style-name="P17"><text:span text:style-name="T4">023.</text:span><text:span text:style-name="T2"> Trabalhando com dados_1</text:span></text:p>
        </text:list-item>
        <text:list-item>
          <text:p text:style-name="P17"><text:span text:style-name="T4">024.</text:span><text:span text:style-name="T2"> Trabalhando com dados_2</text:span></text:p>
        </text:list-item>
        <text:list-item>
          <text:p text:style-name="P17"><text:span text:style-name="T4">025.</text:span><text:span text:style-name="T2"> Trabalhando com dados_3</text:span></text:p>
        </text:list-item>
        <text:list-item>
          <text:p text:style-name="P17"><text:span text:style-name="T4">026.</text:span><text:span text:style-name="T2"> Trabalhando com dados_4</text:span></text:p>
        </text:list-item>
      </text:list>
      <text:p text:style-name="P5"/>
      <text:p text:style-name="P5"/>
      <text:p text:style-name="P2">08/07/2022</text:p>
      <text:p text:style-name="P2"/>
      <text:list xml:id="list380903641" text:style-name="WWNum10">
        <text:list-item>
          <text:p text:style-name="P18"><text:span text:style-name="T4">027.</text:span><text:span text:style-name="T2"> Desafio área da circunferência </text:span></text:p>
        </text:list-item>
        <text:list-item>
          <text:p text:style-name="P18"><text:span text:style-name="T4">028.</text:span><text:span text:style-name="T2"> Resposta desafio</text:span></text:p>
        </text:list-item>
        <text:list-item>
          <text:p text:style-name="P18"><text:span text:style-name="T4">029.</text:span><text:span text:style-name="T2"> Desafio troca de valores</text:span></text:p>
        </text:list-item>
        <text:list-item>
          <text:p text:style-name="P18"><text:span text:style-name="T4">030.</text:span><text:span text:style-name="T2"> Resposta troca de valores</text:span></text:p>
        </text:list-item>
      </text:list>
      <text:p text:style-name="P5"/>
      <text:p text:style-name="P5"/>
      <text:p text:style-name="P2">09/07/2022</text:p>
      <text:p text:style-name="P2"/>
      <text:list xml:id="list4005847125" text:style-name="WWNum11">
        <text:list-item>
          <text:p text:style-name="P19"><text:span text:style-name="T4">031.</text:span><text:span text:style-name="T2"> Visão geral de algoritmo </text:span></text:p>
        </text:list-item>
        <text:list-item>
          <text:p text:style-name="P19"><text:span text:style-name="T4">032.</text:span><text:span text:style-name="T1"> </text:span><text:span text:style-name="T2">Visão geral estrutura de dados</text:span></text:p>
        </text:list-item>
        <text:list-item>
          <text:p text:style-name="P19"><text:span text:style-name="T4">033.</text:span><text:span text:style-name="T2"> Lembrem-se de salvar o código</text:span></text:p>
        </text:list-item>
      </text:list>
      <text:p text:style-name="P5"/>
      <text:p text:style-name="P5"/>
      <text:p text:style-name="P2">10/07/2022</text:p>
      <text:p text:style-name="P2"/>
      <text:list xml:id="list2937126139" text:style-name="WWNum12">
        <text:list-item>
          <text:p text:style-name="P20"><text:span text:style-name="T4">034.</text:span><text:span text:style-name="T1"> </text:span><text:span text:style-name="T2">Configuração do projeto</text:span></text:p>
        </text:list-item>
        <text:list-item>
          <text:p text:style-name="P20"><text:span text:style-name="T4">035.</text:span><text:span text:style-name="T2"> Organização básica de um código JS</text:span></text:p>
        </text:list-item>
      </text:list>
      <text:p text:style-name="P5"/>
      <text:p text:style-name="P5"/>
      <text:p text:style-name="P2">11/07/2022</text:p>
      <text:p text:style-name="P2"/>
      <text:list xml:id="list541916592" text:style-name="WWNum13">
        <text:list-item>
          <text:p text:style-name="P21"><text:span text:style-name="T4">036.</text:span><text:span text:style-name="T2"> Executando JS</text:span></text:p>
        </text:list-item>
        <text:list-item>
          <text:p text:style-name="P21"><text:span text:style-name="T4">037.</text:span><text:span text:style-name="T2"> Comentários de código </text:span></text:p>
        </text:list-item>
        <text:list-item>
          <text:p text:style-name="P21"><text:soft-page-break/><text:span text:style-name="T4">038.</text:span><text:span text:style-name="T2"> O básico de var, let e const</text:span></text:p>
        </text:list-item>
        <text:list-item>
          <text:p text:style-name="P21"><text:span text:style-name="T4">039.</text:span><text:span text:style-name="T2"> Tipagem fraca</text:span></text:p>
        </text:list-item>
      </text:list>
      <text:p text:style-name="P5"/>
      <text:p text:style-name="P5"/>
      <text:p text:style-name="P2">12/07/2022</text:p>
      <text:p text:style-name="P5"/>
      <text:list xml:id="list691534635" text:style-name="WWNum14">
        <text:list-item>
          <text:p text:style-name="P22"><text:span text:style-name="T4">040.</text:span><text:span text:style-name="T2"> Tipos: number</text:span></text:p>
        </text:list-item>
      </text:list>
      <text:p text:style-name="P5"/>
      <text:p text:style-name="P5"/>
      <text:p text:style-name="P2">13/07/2022</text:p>
      <text:p text:style-name="P5"/>
      <text:list xml:id="list93833175723175" text:continue-numbering="true" text:style-name="WWNum14">
        <text:list-item>
          <text:p text:style-name="P22"><text:span text:style-name="T4">041.</text:span><text:span text:style-name="T2"> Number: alguns cuidados</text:span></text:p>
        </text:list-item>
        <text:list-item>
          <text:p text:style-name="P22"><text:span text:style-name="T4">042.</text:span><text:span text:style-name="T2"> Usando math</text:span></text:p>
        </text:list-item>
        <text:list-item>
          <text:p text:style-name="P22"><text:span text:style-name="T4">043.</text:span><text:span text:style-name="T2"> Tipos em JS: string</text:span></text:p>
        </text:list-item>
        <text:list-item>
          <text:p text:style-name="P22"><text:span text:style-name="T4">044.</text:span><text:span text:style-name="T2"> Usando template strings </text:span></text:p>
        </text:list-item>
      </text:list>
      <text:p text:style-name="P5"/>
      <text:p text:style-name="P5"/>
      <text:p text:style-name="P2">14/07/2022</text:p>
      <text:p text:style-name="P5"/>
      <text:list xml:id="list1633667728" text:style-name="WWNum15">
        <text:list-item>
          <text:p text:style-name="P23"><text:span text:style-name="T4">045.</text:span><text:span text:style-name="T2"> Boolean</text:span></text:p>
        </text:list-item>
      </text:list>
      <text:p text:style-name="P5"/>
      <text:p text:style-name="P5"/>
      <text:p text:style-name="P2">15/07/2022</text:p>
      <text:p text:style-name="P5"/>
      <text:list xml:id="list93833791130161" text:continue-numbering="true" text:style-name="WWNum15">
        <text:list-item>
          <text:p text:style-name="P23"><text:span text:style-name="T4">046.</text:span><text:span text:style-name="T2"> Array</text:span></text:p>
        </text:list-item>
        <text:list-item>
          <text:p text:style-name="P23"><text:span text:style-name="T4">047.</text:span><text:span text:style-name="T2"> Object</text:span></text:p>
        </text:list-item>
        <text:list-item>
          <text:p text:style-name="P23"><text:span text:style-name="T4">048.</text:span><text:span text:style-name="T2"> Null e undefined </text:span></text:p>
        </text:list-item>
      </text:list>
      <text:p text:style-name="P5"/>
      <text:p text:style-name="P5"/>
      <text:p text:style-name="P2">16/07/2022</text:p>
      <text:p text:style-name="P5"/>
      <text:list xml:id="list769155894" text:style-name="WWNum16">
        <text:list-item>
          <text:p text:style-name="P24"><text:span text:style-name="T4">049.</text:span><text:span text:style-name="T2"> Quase tudo é função</text:span></text:p>
        </text:list-item>
      </text:list>
      <text:p text:style-name="P5"/>
      <text:p text:style-name="P5"/>
      <text:p text:style-name="P2">17/07/2022</text:p>
      <text:p text:style-name="P5"/>
      <text:list xml:id="list93833453932514" text:continue-numbering="true" text:style-name="WWNum16">
        <text:list-item>
          <text:p text:style-name="P24"><text:span text:style-name="T4">050.</text:span><text:span text:style-name="T2"> Funções #1</text:span></text:p>
        </text:list-item>
        <text:list-item>
          <text:p text:style-name="P24"><text:span text:style-name="T4">051.</text:span><text:span text:style-name="T2"> Funções #2</text:span></text:p>
        </text:list-item>
        <text:list-item>
          <text:p text:style-name="P24"><text:span text:style-name="T4">052.</text:span><text:span text:style-name="T2"> Var #1</text:span></text:p>
        </text:list-item>
        <text:list-item>
          <text:p text:style-name="P24"><text:span text:style-name="T4">053.</text:span><text:span text:style-name="T2"> Var #2</text:span></text:p>
        </text:list-item>
      </text:list>
      <text:p text:style-name="P5"/>
      <text:p text:style-name="P5"/>
      <text:p text:style-name="P5"/>
      <text:p text:style-name="P2">18/07/2022</text:p>
      <text:p text:style-name="P5"/>
      <text:list xml:id="list2666727414" text:style-name="WWNum17">
        <text:list-item>
          <text:p text:style-name="P25"><text:soft-page-break/><text:span text:style-name="T4">054. </text:span><text:span text:style-name="T2">Variáveis com let</text:span></text:p>
        </text:list-item>
        <text:list-item>
          <text:p text:style-name="P25"><text:span text:style-name="T4">055.</text:span><text:span text:style-name="T2"> Var em loop #1</text:span></text:p>
        </text:list-item>
        <text:list-item>
          <text:p text:style-name="P25"><text:span text:style-name="T4">056.</text:span><text:span text:style-name="T2"> Let em loop #1</text:span></text:p>
        </text:list-item>
      </text:list>
      <text:p text:style-name="P5"/>
      <text:p text:style-name="P5"/>
      <text:p text:style-name="P2">19/07/2022</text:p>
      <text:p text:style-name="P5"/>
      <text:list xml:id="list4002352688" text:style-name="WWNum18">
        <text:list-item>
          <text:p text:style-name="P26"><text:span text:style-name="T4">057.</text:span><text:span text:style-name="T2"> Var em loop #2</text:span></text:p>
        </text:list-item>
      </text:list>
      <text:p text:style-name="P5"/>
      <text:p text:style-name="P5"/>
      <text:p text:style-name="P2">22/07/2022</text:p>
      <text:p text:style-name="P5"/>
      <text:list xml:id="list93833062070768" text:continue-numbering="true" text:style-name="WWNum18">
        <text:list-item>
          <text:p text:style-name="P26"><text:span text:style-name="T4">058.</text:span><text:span text:style-name="T2"> Let em loop #2</text:span></text:p>
        </text:list-item>
      </text:list>
      <text:p text:style-name="Standard_20__28_user_29_"/>
      <text:p text:style-name="Standard_20__28_user_29_"/>
      <text:p text:style-name="P8">31/07/2022</text:p>
      <text:p text:style-name="P8"/>
      <text:list xml:id="list2455214147" text:style-name="L1">
        <text:list-item>
          <text:p text:style-name="P9"><text:span text:style-name="T3">059. </text:span><text:span text:style-name="T6">Entendendo o hoisting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57</meta:editing-cycles>
    <meta:creation-date>2022-06-26T19:20:00</meta:creation-date>
    <dc:date>2022-07-31T09:38:32.723000000</dc:date>
    <meta:editing-duration>PT1H39M54S</meta:editing-duration>
    <meta:generator>LibreOffice/7.3.5.2$Windows_X86_64 LibreOffice_project/184fe81b8c8c30d8b5082578aee2fed2ea847c01</meta:generator>
    <meta:document-statistic meta:table-count="0" meta:image-count="0" meta:object-count="0" meta:page-count="4" meta:paragraph-count="83" meta:word-count="340" meta:character-count="1755" meta:non-whitespace-character-count="1551"/>
    <meta:user-defined meta:name="AppVersion">16.0000</meta:user-defined>
    <meta:template xlink:type="simple" xlink:actuate="onRequest" xlink:title="Normal" xlink:href=""/>
  </office:meta>
</office:document-meta>
</file>